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user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tyle="italic" style:font-style-asian="italic" fo:color="#5B9BD5"/>
    </style:style>
    <style:style style:name="T3" style:parent-style-name="Fonteparág.padrão" style:family="text">
      <style:text-properties fo:color="#5B9BD5"/>
    </style:style>
    <style:style style:name="T4" style:parent-style-name="Fonteparág.padrão" style:family="text">
      <style:text-properties fo:font-weight="bold" style:font-weight-asian="bold" fo:font-style="italic" style:font-style-asian="italic" fo:color="#5B9BD5"/>
    </style:style>
    <style:style style:name="P5" style:parent-style-name="Standarduser" style:family="paragraph">
      <style:text-properties fo:font-weight="bold" style:font-weight-asian="bold" fo:font-style="italic" style:font-style-asian="italic" fo:color="#5B9BD5"/>
    </style:style>
    <style:style style:name="P6" style:parent-style-name="Standarduser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T7" style:parent-style-name="Fonteparág.padrão" style:family="text">
      <style:text-properties fo:font-weight="bold" style:font-weight-asian="bold"/>
    </style:style>
    <style:style style:name="T8" style:parent-style-name="Fonteparág.padrão" style:family="text">
      <style:text-properties fo:font-weight="bold" style:font-weight-asian="bold"/>
    </style:style>
    <style:style style:name="T9" style:parent-style-name="Fonteparág.padrão" style:family="text">
      <style:text-properties fo:font-weight="bold" style:font-weight-asian="bold"/>
    </style:style>
    <style:style style:name="T10" style:parent-style-name="Fonteparág.padrão" style:family="text">
      <style:text-properties fo:font-weight="bold" style:font-weight-asian="bold"/>
    </style:style>
    <style:style style:name="T11" style:parent-style-name="Fonteparág.padrão" style:family="text">
      <style:text-properties fo:font-weight="bold" style:font-weight-asian="bold" fo:color="#FF0000"/>
    </style:style>
    <style:style style:name="T12" style:parent-style-name="Fonteparág.padrão" style:family="text">
      <style:text-properties fo:font-weight="bold" style:font-weight-asian="bold" fo:color="#FF0000"/>
    </style:style>
    <style:style style:name="T13" style:parent-style-name="Fonteparág.padrão" style:family="text">
      <style:text-properties fo:color="#FF0000"/>
    </style:style>
    <style:style style:name="T14" style:parent-style-name="Fonteparág.padrão" style:family="text">
      <style:text-properties fo:font-weight="bold" style:font-weight-asian="bold" fo:color="#FF0000"/>
    </style:style>
    <style:style style:name="T15" style:parent-style-name="Fonteparág.padrão" style:family="text">
      <style:text-properties fo:font-weight="bold" style:font-weight-asian="bold" fo:color="#FF0000"/>
    </style:style>
    <style:style style:name="T16" style:parent-style-name="Fonteparág.padrão" style:family="text">
      <style:text-properties fo:color="#FF0000"/>
    </style:style>
    <style:style style:name="T17" style:parent-style-name="Fonteparág.padrão" style:family="text">
      <style:text-properties fo:font-weight="bold" style:font-weight-asian="bold"/>
    </style:style>
    <style:style style:name="T18" style:parent-style-name="Fonteparág.padrão" style:family="text">
      <style:text-properties fo:font-weight="bold" style:font-weight-asian="bold"/>
    </style:style>
    <style:style style:name="T19" style:parent-style-name="Fonteparág.padrão" style:family="text">
      <style:text-properties fo:color="#000000"/>
    </style:style>
    <style:style style:name="T20" style:parent-style-name="Fonteparág.padrão" style:family="text">
      <style:text-properties fo:font-weight="bold" style:font-weight-asian="bold" fo:color="#000000"/>
    </style:style>
    <style:style style:name="T21" style:parent-style-name="Fonteparág.padrão" style:family="text">
      <style:text-properties fo:color="#000000"/>
    </style:style>
    <style:style style:name="T22" style:parent-style-name="Fonteparág.padrão" style:family="text">
      <style:text-properties fo:font-weight="bold" style:font-weight-asian="bold" fo:font-style="italic" style:font-style-asian="italic" fo:color="#FF0000"/>
    </style:style>
    <style:style style:name="T23" style:parent-style-name="Fonteparág.padrão" style:family="text">
      <style:text-properties fo:font-weight="bold" style:font-weight-asian="bold" fo:font-style="italic" style:font-style-asian="italic" fo:color="#FF0000"/>
    </style:style>
    <style:style style:name="T24" style:parent-style-name="Fonteparág.padrão" style:family="text">
      <style:text-properties fo:font-weight="bold" style:font-weight-asian="bold" fo:color="#FF0000"/>
    </style:style>
    <style:style style:name="T25" style:parent-style-name="Fonteparág.padrão" style:family="text">
      <style:text-properties fo:font-weight="bold" style:font-weight-asian="bold" fo:color="#FF0000"/>
    </style:style>
    <style:style style:name="T26" style:parent-style-name="Fonteparág.padrão" style:family="text">
      <style:text-properties fo:color="#FF0000"/>
    </style:style>
    <style:style style:name="T27" style:parent-style-name="Fonteparág.padrão" style:family="text">
      <style:text-properties fo:font-weight="bold" style:font-weight-asian="bold" fo:color="#FF0000"/>
    </style:style>
    <style:style style:name="T28" style:parent-style-name="Fonteparág.padrão" style:family="text">
      <style:text-properties fo:color="#FF0000"/>
    </style:style>
    <style:style style:name="T29" style:parent-style-name="Fonteparág.padrão" style:family="text">
      <style:text-properties fo:font-weight="bold" style:font-weight-asian="bold" fo:color="#FF0000"/>
    </style:style>
    <style:style style:name="T30" style:parent-style-name="Fonteparág.padrão" style:family="text">
      <style:text-properties fo:color="#FF0000"/>
    </style:style>
    <style:style style:name="T31" style:parent-style-name="Fonteparág.padrão" style:family="text">
      <style:text-properties fo:color="#000000"/>
    </style:style>
    <style:style style:name="P32" style:parent-style-name="Standarduser" style:family="paragraph">
      <style:text-properties fo:font-weight="bold" style:font-weight-asian="bold"/>
    </style:style>
    <style:style style:name="T33" style:parent-style-name="Fonteparág.padrão" style:family="text">
      <style:text-properties fo:font-weight="bold" style:font-weight-asian="bold"/>
    </style:style>
    <style:style style:name="T34" style:parent-style-name="Fonteparág.padrão" style:family="text">
      <style:text-properties fo:font-weight="bold" style:font-weight-asian="bold" fo:color="#FF0000"/>
    </style:style>
    <style:style style:name="T35" style:parent-style-name="Fonteparág.padrão" style:family="text">
      <style:text-properties fo:color="#FF0000"/>
    </style:style>
    <style:style style:name="T36" style:parent-style-name="Fonteparág.padrão" style:family="text">
      <style:text-properties fo:font-weight="bold" style:font-weight-asian="bold" fo:color="#FF0000"/>
    </style:style>
    <style:style style:name="T37" style:parent-style-name="Fonteparág.padrão" style:family="text">
      <style:text-properties fo:color="#000000"/>
    </style:style>
    <style:style style:name="T38" style:parent-style-name="Fonteparág.padrão" style:family="text">
      <style:text-properties fo:font-weight="bold" style:font-weight-asian="bold" fo:color="#000000"/>
    </style:style>
    <style:style style:name="P39" style:parent-style-name="Standarduser" style:family="paragraph">
      <style:text-properties fo:font-weight="bold" style:font-weight-asian="bold" fo:color="#000000"/>
    </style:style>
    <style:style style:name="T40" style:parent-style-name="Fonteparág.padrão" style:family="text">
      <style:text-properties fo:font-weight="bold" style:font-weight-asian="bold" fo:color="#000000"/>
    </style:style>
    <style:style style:name="T41" style:parent-style-name="Fonteparág.padrão" style:family="text">
      <style:text-properties fo:color="#000000"/>
    </style:style>
    <style:style style:name="T42" style:parent-style-name="Fonteparág.padrão" style:family="text">
      <style:text-properties fo:font-weight="bold" style:font-weight-asian="bold" fo:color="#000000"/>
    </style:style>
    <style:style style:name="T43" style:parent-style-name="Fonteparág.padrão" style:family="text">
      <style:text-properties fo:color="#000000"/>
    </style:style>
    <style:style style:name="T44" style:parent-style-name="Fonteparág.padrão" style:family="text">
      <style:text-properties fo:font-weight="bold" style:font-weight-asian="bold" fo:color="#FF0000"/>
    </style:style>
    <style:style style:name="T45" style:parent-style-name="Fonteparág.padrão" style:family="text">
      <style:text-properties fo:color="#FF0000"/>
    </style:style>
    <style:style style:name="T46" style:parent-style-name="Fonteparág.padrão" style:family="text">
      <style:text-properties fo:font-weight="bold" style:font-weight-asian="bold" fo:color="#FF0000"/>
    </style:style>
    <style:style style:name="T47" style:parent-style-name="Fonteparág.padrão" style:family="text">
      <style:text-properties fo:color="#000000"/>
    </style:style>
    <style:style style:name="T48" style:parent-style-name="Fonteparág.padrão" style:family="text">
      <style:text-properties fo:font-weight="bold" style:font-weight-asian="bold" fo:color="#000000"/>
    </style:style>
    <style:style style:name="T49" style:parent-style-name="Fonteparág.padrão" style:family="text">
      <style:text-properties fo:color="#000000"/>
    </style:style>
    <style:style style:name="T50" style:parent-style-name="Fonteparág.padrão" style:family="text">
      <style:text-properties fo:font-weight="bold" style:font-weight-asian="bold" style:font-weight-complex="bold" fo:color="#FF0000"/>
    </style:style>
    <style:style style:name="T51" style:parent-style-name="Fonteparág.padrão" style:family="text">
      <style:text-properties fo:color="#000000"/>
    </style:style>
    <style:style style:name="T52" style:parent-style-name="Fonteparág.padrão" style:family="text">
      <style:text-properties fo:color="#000000"/>
    </style:style>
    <style:style style:name="P53" style:parent-style-name="Standarduser" style:family="paragraph">
      <style:text-properties fo:color="#000000"/>
    </style:style>
    <style:style style:name="T54" style:parent-style-name="Fonteparág.padrão" style:family="text">
      <style:text-properties fo:color="#000000"/>
    </style:style>
    <style:style style:name="T55" style:parent-style-name="Fonteparág.padrão" style:family="text">
      <style:text-properties fo:font-weight="bold" style:font-weight-asian="bold" fo:color="#FF0000"/>
    </style:style>
    <style:style style:name="T56" style:parent-style-name="Fonteparág.padrão" style:family="text">
      <style:text-properties fo:color="#FF0000"/>
    </style:style>
    <style:style style:name="T57" style:parent-style-name="Fonteparág.padrão" style:family="text">
      <style:text-properties fo:color="#000000"/>
    </style:style>
    <style:style style:name="T58" style:parent-style-name="Fonteparág.padrão" style:family="text">
      <style:text-properties fo:font-weight="bold" style:font-weight-asian="bold" fo:color="#FF0000"/>
    </style:style>
    <style:style style:name="T59" style:parent-style-name="Fonteparág.padrão" style:family="text">
      <style:text-properties fo:color="#FF0000"/>
    </style:style>
    <style:style style:name="T60" style:parent-style-name="Fonteparág.padrão" style:family="text">
      <style:text-properties fo:color="#000000"/>
    </style:style>
    <style:style style:name="T61" style:parent-style-name="Fonteparág.padrão" style:family="text">
      <style:text-properties fo:font-weight="bold" style:font-weight-asian="bold" style:font-weight-complex="bold" fo:color="#CE181E"/>
    </style:style>
    <style:style style:name="T62" style:parent-style-name="Fonteparág.padrão" style:family="text">
      <style:text-properties fo:color="#000000"/>
    </style:style>
    <style:style style:name="T63" style:parent-style-name="Fonteparág.padrão" style:family="text">
      <style:text-properties fo:color="#000000"/>
    </style:style>
    <style:style style:name="P64" style:parent-style-name="Standarduser" style:family="paragraph">
      <style:text-properties fo:color="#000000"/>
    </style:style>
    <style:style style:name="T65" style:parent-style-name="Fonteparág.padrão" style:family="text">
      <style:text-properties fo:color="#000000"/>
    </style:style>
    <style:style style:name="T66" style:parent-style-name="Fonteparág.padrão" style:family="text">
      <style:text-properties fo:font-weight="bold" style:font-weight-asian="bold" fo:color="#FF0000"/>
    </style:style>
    <style:style style:name="T67" style:parent-style-name="Fonteparág.padrão" style:family="text">
      <style:text-properties fo:color="#FF0000"/>
    </style:style>
    <style:style style:name="T68" style:parent-style-name="Fonteparág.padrão" style:family="text">
      <style:text-properties fo:color="#000000"/>
    </style:style>
    <style:style style:name="T69" style:parent-style-name="Fonteparág.padrão" style:family="text">
      <style:text-properties fo:font-weight="bold" style:font-weight-asian="bold" fo:color="#FF0000"/>
    </style:style>
    <style:style style:name="T70" style:parent-style-name="Fonteparág.padrão" style:family="text">
      <style:text-properties fo:color="#FF0000"/>
    </style:style>
    <style:style style:name="T71" style:parent-style-name="Fonteparág.padrão" style:family="text">
      <style:text-properties fo:color="#000000"/>
    </style:style>
    <style:style style:name="T72" style:parent-style-name="Fonteparág.padrão" style:family="text">
      <style:text-properties fo:font-weight="bold" style:font-weight-asian="bold" fo:color="#FF0000"/>
    </style:style>
    <style:style style:name="T73" style:parent-style-name="Fonteparág.padrão" style:family="text">
      <style:text-properties fo:font-weight="bold" style:font-weight-asian="bold" fo:color="#000000"/>
    </style:style>
    <style:style style:name="T74" style:parent-style-name="Fonteparág.padrão" style:family="text">
      <style:text-properties fo:color="#000000"/>
    </style:style>
    <style:style style:name="T75" style:parent-style-name="Fonteparág.padrão" style:family="text">
      <style:text-properties fo:font-weight="bold" style:font-weight-asian="bold" style:font-weight-complex="bold" fo:color="#CE181E"/>
    </style:style>
    <style:style style:name="P76" style:parent-style-name="Standarduser" style:family="paragraph">
      <style:text-properties fo:font-weight="bold" style:font-weight-asian="bold" style:font-weight-complex="bold" fo:color="#CE181E"/>
    </style:style>
  </office:automatic-styles>
  <office:body>
    <office:text text:use-soft-page-breaks="true">
      <text:p text:style-name="P1"><text:span text:style-name="T2">Gustavo Tawara 18134 <text:s text:c="14"/></text:span><text:span text:style-name="T3"><text:s text:c="15"/></text:span><text:span text:style-name="T4"><text:s text:c="8"/>2INFD</text:span></text:p>
      <text:p text:style-name="P5">Victor H. Costa Osses 18152</text:p>
      <text:p text:style-name="Standarduser"/>
      <text:p text:style-name="Standarduser"/>
      <text:p text:style-name="P6">RELATÓRIO DE TAREFA</text:p>
      <text:p text:style-name="Standarduser"/>
      <text:p text:style-name="Standarduser">- Cada um acessou sua conta no<text:s/><text:span text:style-name="T7">github.com</text:span><text:s/>e ambos criamos um<text:s/><text:span text:style-name="T8">repositório chamado</text:span><text:s/><text:span text:style-name="T9">SiteDAW e nos aceitamos como colaboradores.</text:span></text:p>
      <text:p text:style-name="Standarduser"/>
      <text:p text:style-name="Standarduser"/>
      <text:p text:style-name="Standarduser">- Cada um criou um repositório local chamado<text:s/><text:span text:style-name="T10">SiteDeDAW</text:span><text:s/>com o comando<text:s/><text:span text:style-name="T11">mkdir</text:span></text:p>
      <text:p text:style-name="Standarduser">- Demos o comando<text:s/><text:span text:style-name="T12">git init</text:span><text:span text:style-name="T13"><text:s/></text:span>para iniciar o mesmo.</text:p>
      <text:p text:style-name="Standarduser">- Entramos nele com o comando<text:s/><text:span text:style-name="T14">cd SiteDeDAW/.</text:span></text:p>
      <text:p text:style-name="Standarduser">- Demos o comando<text:s/><text:span text:style-name="T15">git config --global user.name “NOME”</text:span><text:span text:style-name="T16"><text:s/></text:span>para nos identificarmos.</text:p>
      <text:p text:style-name="Standarduser"/>
      <text:p text:style-name="Standarduser">-<text:s/><text:span text:style-name="T17">O aluno 1</text:span><text:s/>colocou no seu repositório<text:s/><text:span text:style-name="T18">via Windows</text:span><text:s/>alguns arquivos de um site.<text:span text:style-name="T19"><text:s/>O<text:s/></text:span><text:span text:style-name="T20">aluno 2</text:span><text:span text:style-name="T21"><text:s/>fez o mesmo em seu repositório com alguns arquivos de seu site.</text:span></text:p>
      <text:p text:style-name="Standarduser"/>
      <text:p text:style-name="Standarduser">- Demos o comando<text:s/><text:span text:style-name="T22">l</text:span><text:span text:style-name="T23">s</text:span><text:span text:style-name="T24"><text:s/></text:span>para garantir que todos os arquivos foram copiados para lá.</text:p>
      <text:p text:style-name="Standarduser">- Demos um<text:s/><text:span text:style-name="T25">git add</text:span><text:span text:style-name="T26"><text:s/></text:span>e um<text:s/><text:span text:style-name="T27">git commit –m</text:span><text:span text:style-name="T28"><text:s/></text:span>para cada arquivo que colocamos no repositório e demos um<text:s/><text:span text:style-name="T29">git status</text:span><text:span text:style-name="T30"><text:s/></text:span><text:span text:style-name="T31">para garantir que estava tudo certo.</text:span></text:p>
      <text:p text:style-name="P32"/>
      <text:p text:style-name="Standarduser"><text:span text:style-name="T33">-<text:s/></text:span>Depois cada um relacionou seu repositório local<text:s/>com o do servidor do github.com com um<text:s/><text:span text:style-name="T34">git remote<text:s/></text:span><text:span text:style-name="T35"><text:s/></text:span>e demos um<text:s/><text:span text:style-name="T36">git push<text:s/></text:span><text:span text:style-name="T37">para enviar nossos arquivos para os nossos respectivos repositórios</text:span><text:span text:style-name="T38">.</text:span></text:p>
      <text:p text:style-name="P39"/>
      <text:p text:style-name="Standarduser"><text:span text:style-name="T40">- <text:s/></text:span><text:span text:style-name="T41">O<text:s/></text:span><text:span text:style-name="T42">aluno 1</text:span><text:span text:style-name="T43"><text:s/>deu um<text:s/></text:span><text:span text:style-name="T44">git clone<text:s/></text:span><text:a xlink:href="https://github.com/GustavoTawara/SiteDAW" office:target-frame-name="_top" xlink:show="replace">https://github.com/GustavoTawara/SiteDAW</text:a><text:span text:style-name="T45"><text:s/></text:span><text:span text:style-name="T46"><text:s/></text:span><text:span text:style-name="T47">(em outro repositório local) do repositório do<text:s/></text:span><text:span text:style-name="T48">aluno 2 <text:s/></text:span><text:span text:style-name="T49">e o mesmo fez isso com o repositório do aluno 1 (</text:span><text:span text:style-name="T50">git clone</text:span><text:span text:style-name="T51"><text:s/></text:span><text:a xlink:href="https://github.com/VictorHugoCostaOsses/SiteDAW" office:target-frame-name="_top" xlink:show="replace">https://github.com/VictorHugoCostaOsses/SiteDAW</text:a><text:span text:style-name="T52"><text:s text:c="2"/>- em outro repositório).</text:span></text:p>
      <text:p text:style-name="P53"/>
      <text:p text:style-name="Standarduser"><text:span text:style-name="T54">- O aluno 2 fez suas alterações, deu um<text:s/></text:span><text:span text:style-name="T55">git add</text:span><text:span text:style-name="T56"><text:s/></text:span><text:span text:style-name="T57">e um<text:s/></text:span><text:span text:style-name="T58">git commit –m</text:span><text:span text:style-name="T59"><text:s/></text:span><text:span text:style-name="T60">“Mensagens em cada um” e depois deu um<text:s/></text:span><text:span text:style-name="T61">git push</text:span><text:span text:style-name="T62"><text:s/>para o repositório do al</text:span><text:span text:style-name="T63">uno 1. O Aluno 1 fez o mesmo.</text:span></text:p>
      <text:p text:style-name="P64"/>
      <text:p text:style-name="Standarduser"><text:span text:style-name="T65">- Por fim cada aluno deu um <text:s/></text:span><text:span text:style-name="T66">git pull</text:span><text:span text:style-name="T67"><text:s/></text:span><text:span text:style-name="T68">em seu repositório, alterou algumas coisas, deu um<text:s/></text:span><text:span text:style-name="T69">git add</text:span><text:span text:style-name="T70"><text:s/></text:span><text:span text:style-name="T71">e um<text:s/></text:span><text:span text:style-name="T72">git commit –m “Mensagem... ”</text:span><text:span text:style-name="T73"><text:s/></text:span><text:span text:style-name="T74">e atualizou seu respectivo repositório com um<text:s/></text:span><text:span text:style-name="T75">git push.</text:span></text:p>
      <text:p text:style-name="P76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>Final: dar git remote<text:s/>para associar os repositórios e depois dar um git push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 Unicode M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NSimSun" style:font-name-complex="Arial Unicode M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emteenteressa2012@gmail.com</meta:initial-creator>
    <dc:creator>Usuario</dc:creator>
    <meta:creation-date>2019-03-31T19:01:00Z</meta:creation-date>
    <dc:date>2020-02-09T20:34:00Z</dc:date>
    <meta:template xlink:href="Normal" xlink:type="simple"/>
    <meta:editing-cycles>1</meta:editing-cycles>
    <meta:editing-duration>PT21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96" meta:character-count="1896" meta:row-count="13" meta:non-whitespace-character-count="1603"/>
  </office:meta>
</office:document-meta>
</file>